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10000016F266231DA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235cm" fo:margin-left="0.139cm" table:align="left" style:writing-mode="lr-tb"/>
    </style:style>
    <style:style style:name="Tabla1.A" style:family="table-column">
      <style:table-column-properties style:column-width="7.352cm"/>
    </style:style>
    <style:style style:name="Tabla1.B" style:family="table-column">
      <style:table-column-properties style:column-width="6.8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ccccc" fo:padding="0.106cm" fo:border="none" style:writing-mode="lr-tb">
        <style:background-image/>
      </style:table-cell-properties>
    </style:style>
    <style:style style:name="Tabla1.A2" style:family="table-cell">
      <style:table-cell-properties style:vertical-align="middle" fo:padding="0cm" fo:border="none" style:writing-mode="lr-tb"/>
    </style:style>
    <style:style style:name="Tabla1.B2" style:family="table-cell">
      <style:table-cell-properties style:vertical-align="middle" fo:padding="0cm" fo:border="none" style:writing-mode="lr-tb"/>
    </style:style>
    <style:style style:name="Tabla1.A3" style:family="table-cell">
      <style:table-cell-properties style:vertical-align="middle" fo:padding="0cm" fo:border="none" style:writing-mode="lr-tb"/>
    </style:style>
    <style:style style:name="Tabla1.B3" style:family="table-cell">
      <style:table-cell-properties style:vertical-align="middle" fo:padding="0cm" fo:border="none" style:writing-mode="lr-tb"/>
    </style:style>
    <style:style style:name="Tabla1.A4" style:family="table-cell">
      <style:table-cell-properties style:vertical-align="middle" fo:padding="0cm" fo:border="none" style:writing-mode="lr-tb"/>
    </style:style>
    <style:style style:name="Tabla1.B4" style:family="table-cell">
      <style:table-cell-properties style:vertical-align="middle" fo:padding="0cm" fo:border="none" style:writing-mode="lr-tb"/>
    </style:style>
    <style:style style:name="Tabla1.A5" style:family="table-cell">
      <style:table-cell-properties style:vertical-align="middle" fo:padding="0cm" fo:border="none" style:writing-mode="lr-tb"/>
    </style:style>
    <style:style style:name="Tabla1.B5" style:family="table-cell">
      <style:table-cell-properties style:vertical-align="middle" fo:padding="0cm" fo:border="none" style:writing-mode="lr-tb"/>
    </style:style>
    <style:style style:name="Tabla1.A6" style:family="table-cell">
      <style:table-cell-properties style:vertical-align="middle" fo:padding="0cm" fo:border="none" style:writing-mode="lr-tb"/>
    </style:style>
    <style:style style:name="Tabla1.B6" style:family="table-cell">
      <style:table-cell-properties style:vertical-align="middle" fo:padding="0cm" fo:border="none" style:writing-mode="lr-tb"/>
    </style:style>
    <style:style style:name="Tabla1.A7" style:family="table-cell">
      <style:table-cell-properties style:vertical-align="middle" fo:padding="0cm" fo:border="none" style:writing-mode="lr-tb"/>
    </style:style>
    <style:style style:name="Tabla1.B7" style:family="table-cell">
      <style:table-cell-properties style:vertical-align="middle" fo:padding="0cm" fo:border="none" style:writing-mode="lr-tb"/>
    </style:style>
    <style:style style:name="Tabla1.A8" style:family="table-cell">
      <style:table-cell-properties style:vertical-align="middle" fo:padding="0cm" fo:border="none" style:writing-mode="lr-tb"/>
    </style:style>
    <style:style style:name="Tabla1.B8" style:family="table-cell">
      <style:table-cell-properties style:vertical-align="middle" fo:padding="0cm" fo:border="none" style:writing-mode="lr-tb"/>
    </style:style>
    <style:style style:name="Tabla1.A9" style:family="table-cell">
      <style:table-cell-properties style:vertical-align="middle" fo:padding="0cm" fo:border="none" style:writing-mode="lr-tb"/>
    </style:style>
    <style:style style:name="Tabla1.B9" style:family="table-cell">
      <style:table-cell-properties style:vertical-align="middle" fo:padding="0cm" fo:border="none" style:writing-mode="lr-tb"/>
    </style:style>
    <style:style style:name="Tabla2" style:family="table">
      <style:table-properties style:width="14.141cm" fo:margin-left="0.15cm" fo:margin-right="0.129cm" table:align="margins" style:writing-mode="lr-tb"/>
    </style:style>
    <style:style style:name="Tabla2.A" style:family="table-column">
      <style:table-column-properties style:column-width="7.482cm" style:rel-column-width="34676*"/>
    </style:style>
    <style:style style:name="Tabla2.B" style:family="table-column">
      <style:table-column-properties style:column-width="6.659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Nimbus Roman No9 L" fo:font-size="11pt" fo:language="en" fo:country="US" style:font-size-asian="11pt" style:font-name-complex="Nimbus Roman No9 L" style:font-size-complex="11pt"/>
    </style:style>
    <style:style style:name="P3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P4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P5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6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7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8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10" style:family="paragraph" style:parent-style-name="Standard">
      <style:text-properties fo:color="#000000" style:font-name="Verdana1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P11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Standard">
      <style:text-properties fo:color="#000000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P15" style:family="paragraph" style:parent-style-name="Standard">
      <style:paragraph-properties style:snap-to-layout-grid="false"/>
      <style:text-properties fo:color="#000000" style:font-name="Nimbus Roman No9 L" fo:font-size="11pt" style:font-size-asian="11pt" style:font-name-complex="Nimbus Roman No9 L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7" style:family="paragraph" style:parent-style-name="Standard">
      <style:paragraph-properties style:snap-to-layout-grid="false"/>
      <style:text-properties fo:color="#000000"/>
    </style:style>
    <style:style style:name="P18" style:family="paragraph" style:parent-style-name="Standard">
      <style:paragraph-properties fo:text-align="justify" style:justify-single-word="false"/>
      <style:text-properties fo:color="#000000"/>
    </style:style>
    <style:style style:name="P19" style:family="paragraph" style:parent-style-name="Standard">
      <style:paragraph-properties fo:text-align="justify" style:justify-single-word="false" style:snap-to-layout-grid="false"/>
      <style:text-properties fo:color="#000000"/>
    </style:style>
    <style:style style:name="P20" style:family="paragraph" style:parent-style-name="Standard">
      <style:paragraph-properties fo:margin-left="0.12cm" fo:margin-right="-0.009cm" fo:text-align="center" style:justify-single-word="false" fo:text-indent="0cm" style:auto-text-indent="false" style:snap-to-layout-grid="false"/>
      <style:text-properties fo:color="#000000"/>
    </style:style>
    <style:style style:name="P21" style:family="paragraph" style:parent-style-name="Standard">
      <style:paragraph-properties fo:margin-left="-0.291cm" fo:margin-right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22" style:family="paragraph" style:parent-style-name="Header">
      <style:paragraph-properties fo:text-align="center" style:justify-single-word="false"/>
      <style:text-properties fo:color="#000000"/>
    </style:style>
    <style:style style:name="P23" style:family="paragraph" style:parent-style-name="Header">
      <style:paragraph-properties fo:text-align="center" style:justify-single-word="false"/>
      <style:text-properties fo:color="#000000"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P24" style:family="paragraph" style:parent-style-name="Header">
      <style:paragraph-properties fo:text-align="center" style:justify-single-word="false"/>
      <style:text-properties fo:color="#000000"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P25" style:family="paragraph" style:parent-style-name="Normal_20__28_Web_29_" style:master-page-name="Standard">
      <style:paragraph-properties fo:margin-top="0cm" fo:margin-bottom="0cm" fo:line-height="150%" fo:text-align="center" style:justify-single-word="false" style:page-number="auto"/>
      <style:text-properties fo:color="#000000"/>
    </style:style>
    <style:style style:name="P26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/>
    </style:style>
    <style:style style:name="P27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9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30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1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fo:font-size="11pt" style:font-size-asian="11pt" style:font-size-complex="11pt"/>
    </style:style>
    <style:style style:name="P32" style:family="paragraph" style:parent-style-name="Normal_20__28_Web_29_">
      <style:paragraph-properties fo:margin-top="0cm" fo:margin-bottom="0cm" fo:text-align="center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35" style:family="paragraph" style:parent-style-name="Normal_20__28_Web_29_">
      <style:paragraph-properties fo:margin-left="-1.251cm" fo:margin-right="0cm" fo:margin-top="0cm" fo:margin-bottom="0cm" fo:line-height="150%" fo:text-align="justify" style:justify-single-word="false" fo:text-indent="0cm" style:auto-text-indent="false"/>
      <style:text-properties fo:color="#000000" fo:font-size="11pt" style:font-size-asian="11pt" style:font-size-complex="11pt"/>
    </style:style>
    <style:style style:name="P36" style:family="paragraph" style:parent-style-name="Normal_20__28_Web_29_">
      <style:paragraph-properties fo:margin-left="-1.251cm" fo:margin-right="0cm" fo:margin-top="0cm" fo:margin-bottom="0cm" fo:text-align="justify" style:justify-single-word="false" fo:text-indent="0cm" style:auto-text-indent="false"/>
      <style:text-properties fo:color="#000000" style:font-name="Nimbus Roman No9 L" fo:font-size="11pt" style:font-size-asian="11pt" style:font-name-complex="Nimbus Roman No9 L" style:font-size-complex="11pt"/>
    </style:style>
    <style:style style:name="P37" style:family="paragraph" style:parent-style-name="Normal_20__28_Web_29_">
      <style:paragraph-properties fo:margin-left="0.032cm" fo:margin-right="0cm" fo:margin-top="0cm" fo:margin-bottom="0cm" fo:line-height="150%" fo:text-align="justify" style:justify-single-word="false" fo:text-indent="0cm" style:auto-text-indent="false"/>
      <style:text-properties fo:color="#000000"/>
    </style:style>
    <style:style style:name="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T2" style:family="text">
      <style:text-properties style:font-name="Nimbus Roman No9 L" fo:font-size="12pt" fo:font-weight="normal" fo:background-color="transparent" style:font-name-asian="Calibri" style:font-size-asian="12pt" style:font-weight-asian="normal" style:font-name-complex="Nimbus Roman No9 L" style:font-size-complex="12pt"/>
    </style:style>
    <style:style style:name="T3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T4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5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6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style:font-size-asian="11pt" style:font-name-complex="Nimbus Roman No9 L" style:font-size-complex="11pt"/>
    </style:style>
    <style:style style:name="T8" style:family="text">
      <style:text-properties style:font-name="Nimbus Roman No9 L" fo:font-size="11pt" style:font-size-asian="11pt" style:font-name-complex="Nimbus Roman No9 L" style:font-size-complex="11pt" style:font-weight-complex="bold"/>
    </style:style>
    <style:style style:name="T9" style:family="text">
      <style:text-properties style:font-name="Nimbus Roman No9 L" fo:font-size="11pt" style:font-name-asian="Arial" style:font-size-asian="11pt" style:font-name-complex="Nimbus Roman No9 L" style:font-size-complex="11pt"/>
    </style:style>
    <style:style style:name="T10" style:family="text">
      <style:text-properties style:font-name="Nimbus Roman No9 L" fo:font-size="11pt" style:font-name-asian="Arial" style:font-size-asian="11pt" style:font-name-complex="Nimbus Roman No9 L" style:font-size-complex="11pt" style:font-weight-complex="bold"/>
    </style:style>
    <style:style style:name="T11" style:family="text">
      <style:text-properties style:font-name="Nimbus Roman No9 L" fo:font-size="11pt" style:font-name-asian="Nimbus Roman No9 L" style:font-size-asian="11pt" style:font-name-complex="Nimbus Roman No9 L" style:font-size-complex="11pt"/>
    </style:style>
    <style:style style:name="T12" style:family="text">
      <style:text-properties style:font-name="Nimbus Roman No9 L" fo:font-size="11pt" fo:font-weight="normal" fo:background-color="transparent" style:font-name-asian="Arial" style:font-size-asian="11pt" style:font-weight-asian="normal" style:font-name-complex="Nimbus Roman No9 L" style:font-size-complex="11pt"/>
    </style:style>
    <style:style style:name="T13" style:family="text">
      <style:text-properties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4" style:family="text">
      <style:text-properties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5" style:family="text">
      <style:text-properties style:font-name="Nimbus Roman No9 L" fo:font-size="11pt" style:text-underline-style="none" style:font-size-asian="11pt" style:font-name-complex="Nimbus Roman No9 L" style:font-size-complex="11pt"/>
    </style:style>
    <style:style style:name="T16" style:family="text">
      <style:text-properties style:font-name="Nimbus Roman No9 L" fo:font-size="11pt" style:text-underline-style="none" style:font-name-asian="Arial" style:font-size-asian="11pt" style:font-name-complex="Nimbus Roman No9 L" style:font-size-complex="11pt"/>
    </style:style>
    <style:style style:name="T17" style:family="text">
      <style:text-properties style:font-name="Nimbus Roman No9 L" fo:font-size="11pt" fo:language="es" fo:country="MX" fo:font-weight="normal" style:font-size-asian="11pt" style:font-weight-asian="normal" style:font-name-complex="Nimbus Roman No9 L" style:font-size-complex="11pt"/>
    </style:style>
    <style:style style:name="T18" style:family="text">
      <style:text-properties style:font-name="Nimbus Roman No9 L" fo:font-size="11pt" fo:language="es" fo:country="MX" style:font-name-asian="Arial" style:font-size-asian="11pt" style:font-name-complex="Nimbus Roman No9 L" style:font-size-complex="11pt"/>
    </style:style>
    <style:style style:name="T19" style:family="text">
      <style:text-properties style:font-name="Nimbus Roman No9 L" fo:font-size="11pt" fo:language="es" fo:country="MX" style:font-size-asian="11pt" style:font-name-complex="Nimbus Roman No9 L" style:font-size-complex="11pt"/>
    </style:style>
    <style:style style:name="T20" style:family="text">
      <style:text-properties style:font-name="Nimbus Roman No9 L" fo:font-size="7pt" style:font-size-asian="7pt" style:font-name-complex="Nimbus Roman No9 L" style:font-size-complex="7pt"/>
    </style:style>
    <style:style style:name="T21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T22" style:family="text">
      <style:text-properties fo:color="#000000"/>
    </style:style>
    <style:style style:name="T23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24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5" style:family="text">
      <style:text-properties fo:color="#000000" style:font-name="Nimbus Roman No9 L" fo:font-size="11pt" style:text-underline-style="none" style:font-size-asian="11pt" style:font-name-complex="Nimbus Roman No9 L" style:font-size-complex="11pt"/>
    </style:style>
    <style:style style:name="T26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2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28" style:family="text">
      <style:text-properties fo:color="#000000" style:font-name="Nimbus Roman No9 L" fo:font-size="11pt" style:font-size-asian="11pt" style:font-name-complex="Nimbus Roman No9 L" style:font-size-complex="11pt" style:font-weight-complex="bold"/>
    </style:style>
    <style:style style:name="T29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30" style:family="text">
      <style:text-properties fo:color="#000000" style:font-name="Nimbus Roman No9 L" fo:font-size="11pt" style:font-name-asian="Arial" style:font-size-asian="11pt" style:font-name-complex="Nimbus Roman No9 L" style:font-size-complex="11pt" style:font-weight-complex="bold"/>
    </style:style>
    <style:style style:name="T31" style:family="text">
      <style:text-properties fo:color="#000000" style:font-name="Nimbus Roman No9 L" fo:font-size="11pt" fo:language="es" fo:country="MX" fo:font-weight="normal" style:font-size-asian="11pt" style:font-weight-asian="normal" style:font-name-complex="Nimbus Roman No9 L" style:font-size-complex="11pt"/>
    </style:style>
    <style:style style:name="T32" style:family="text">
      <style:text-properties fo:color="#000000" style:font-name="Nimbus Roman No9 L" fo:font-size="11pt" fo:language="es" fo:country="MX" style:font-name-asian="Arial" style:font-size-asian="11pt" style:font-name-complex="Nimbus Roman No9 L" style:font-size-complex="11pt"/>
    </style:style>
    <style:style style:name="T33" style:family="text">
      <style:text-properties fo:color="#000000" style:font-name="Nimbus Roman No9 L" fo:font-size="11pt" fo:language="es" fo:country="MX" style:font-size-asian="11pt" style:font-name-complex="Nimbus Roman No9 L" style:font-size-complex="11pt"/>
    </style:style>
    <style:style style:name="T34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35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36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T37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38" style:family="text"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T39" style:family="text">
      <style:text-properties fo:color="#000000" style:font-name="Nimbus Roman No9 L" fo:font-size="11pt" fo:font-weight="normal" fo:background-color="transparent" style:font-name-asian="Arial" style:font-size-asian="11pt" style:font-weight-asian="normal" style:font-name-complex="Nimbus Roman No9 L" style:font-size-complex="11pt"/>
    </style:style>
    <style:style style:name="T40" style:family="text">
      <style:text-properties fo:color="#000000" style:font-name="Nimbus Roman No9 L" fo:font-size="12pt" fo:font-weight="bold" style:font-name-asian="Arial" style:font-size-asian="12pt" style:font-weight-asian="bold" style:font-name-complex="Nimbus Roman No9 L" style:font-size-complex="12pt" style:font-weight-complex="bold"/>
    </style:style>
    <style:style style:name="T41" style:family="text">
      <style:text-properties fo:color="#000000" style:font-name="Nimbus Roman No9 L1" fo:font-size="11pt" fo:font-weight="bold" style:font-size-asian="11pt" style:font-weight-asian="bold" style:font-size-complex="11pt" style:font-weight-complex="bold"/>
    </style:style>
    <style:style style:name="T42" style:family="text">
      <style:text-properties style:use-window-font-color="true" style:font-name="Nimbus Roman No9 L" fo:font-size="12pt" fo:font-weight="normal" fo:background-color="transparent" style:font-name-asian="Calibri" style:font-size-asian="12pt" style:font-weight-asian="normal" style:font-name-complex="Nimbus Roman No9 L" style:font-size-complex="12pt"/>
    </style:style>
    <style:style style:name="T43" style:family="text">
      <style:text-properties fo:color="#ff0000" style:font-name="Nimbus Roman No9 L" fo:font-size="11pt" style:font-name-asian="Arial" style:font-size-asian="11pt" style:font-name-complex="Nimbus Roman No9 L" style:font-size-complex="11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ize="11pt" fo:font-weight="bold" style:font-size-asian="11pt" style:font-weight-asian="bold" style:font-size-complex="11pt" style:font-weight-complex="bold"/>
    </style:style>
    <style:style style:name="T46" style:family="text">
      <style:text-properties style:font-name="Nimbus Roman No9 L1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3">ACTA</text:span><text:span text:style-name="T14"> </text:span><text:span text:style-name="T13">DE</text:span><text:span text:style-name="T14"> </text:span><text:span text:style-name="T13">INICIO</text:span><text:span text:style-name="T14"> </text:span><text:span text:style-name="T13">DE</text:span><text:span text:style-name="T14"> </text:span><text:span text:style-name="T13">LA</text:span><text:span text:style-name="T14"> </text:span><text:span text:style-name="T13">CONSULTA</text:span><text:span text:style-name="T14"> </text:span><text:span text:style-name="T13">DE</text:span><text:span text:style-name="T14"> </text:span><text:span text:style-name="T13">PRECIOS</text:span></text:p>
      <text:p text:style-name="P12"/>
      <text:p text:style-name="P11"><text:span text:style-name="T27">En</text:span><text:span text:style-name="T29"> </text:span><text:span text:style-name="T27">el</text:span><text:span text:style-name="T29"> </text:span><text:span text:style-name="T27">día</text:span><text:span text:style-name="T29"> </text:span><text:span text:style-name="T27">d</text:span><text:span text:style-name="T25">e</text:span><text:span text:style-name="T26"> </text:span><text:span text:style-name="T25">hoy,</text:span><text:span text:style-name="T26"> veintitres </text:span><text:span text:style-name="T25">(23)</text:span><text:span text:style-name="T26"> </text:span><text:span text:style-name="T27">de</text:span><text:span text:style-name="T29"> Octubre </text:span><text:span text:style-name="T27">de</text:span><text:span text:style-name="T29"> 2012</text:span><text:span text:style-name="T27">,</text:span><text:span text:style-name="T29"> </text:span><text:span text:style-name="Strong_20_Emphasis"><text:span text:style-name="T31">la</text:span></text:span><text:span text:style-name="Strong_20_Emphasis"><text:span text:style-name="T32"> </text:span></text:span><text:span text:style-name="Strong_20_Emphasis"><text:span text:style-name="T33">Dirección</text:span></text:span><text:span text:style-name="Strong_20_Emphasis"><text:span text:style-name="T32"> </text:span></text:span><text:span text:style-name="Strong_20_Emphasis"><text:span text:style-name="T33">de</text:span></text:span><text:span text:style-name="Strong_20_Emphasis"><text:span text:style-name="T32"> </text:span></text:span><text:span text:style-name="Strong_20_Emphasis"><text:span text:style-name="T33">Administración</text:span></text:span><text:span text:style-name="Strong_20_Emphasis"><text:span text:style-name="T32"> </text:span></text:span><text:span text:style-name="Strong_20_Emphasis"><text:span text:style-name="T33">de</text:span></text:span><text:span text:style-name="Strong_20_Emphasis"><text:span text:style-name="T32"> </text:span></text:span><text:span text:style-name="Strong_20_Emphasis"><text:span text:style-name="T33">la</text:span></text:span><text:span text:style-name="Strong_20_Emphasis"><text:span text:style-name="T32"> </text:span></text:span><text:span text:style-name="Strong_20_Emphasis"><text:span text:style-name="T33">Contraloría</text:span></text:span><text:span text:style-name="Strong_20_Emphasis"><text:span text:style-name="T32"> del estado Sucre</text:span></text:span><text:span text:style-name="Strong_20_Emphasis"><text:span text:style-name="T33">,</text:span></text:span><text:span text:style-name="Strong_20_Emphasis"><text:span text:style-name="T32"> </text:span></text:span><text:span text:style-name="Strong_20_Emphasis"><text:span text:style-name="T33">actuando</text:span></text:span><text:span text:style-name="Strong_20_Emphasis"><text:span text:style-name="T32"> </text:span></text:span><text:span text:style-name="Strong_20_Emphasis"><text:span text:style-name="T33">como</text:span></text:span><text:span text:style-name="Strong_20_Emphasis"><text:span text:style-name="T32"> </text:span></text:span><text:span text:style-name="Strong_20_Emphasis"><text:span text:style-name="T33">Unidad</text:span></text:span><text:span text:style-name="Strong_20_Emphasis"><text:span text:style-name="T32"> </text:span></text:span><text:span text:style-name="Strong_20_Emphasis"><text:span text:style-name="T33">Contratante</text:span></text:span><text:span text:style-name="Strong_20_Emphasis"><text:span text:style-name="T32"> </text:span></text:span><text:span text:style-name="T27">y</text:span><text:span text:style-name="T29"> </text:span><text:span text:style-name="T27">representada</text:span><text:span text:style-name="T29"> </text:span><text:span text:style-name="T27">por</text:span><text:span text:style-name="T29"> </text:span><text:span text:style-name="T27">los</text:span><text:span text:style-name="T29"> </text:span><text:span text:style-name="T27">ciudadanos </text:span><text:span text:style-name="T35">CHRISTIAN RAMÃN HERNÃNDEZ RAMIREZ</text:span><text:span text:style-name="T34"> </text:span><text:span text:style-name="T27">titular</text:span><text:span text:style-name="T29"> </text:span><text:span text:style-name="T27">de</text:span><text:span text:style-name="T29"> </text:span><text:span text:style-name="T27">la</text:span><text:span text:style-name="T29"> </text:span><text:span text:style-name="T27">cédula</text:span><text:span text:style-name="T29"> </text:span><text:span text:style-name="T27">de</text:span><text:span text:style-name="T29"> </text:span><text:span text:style-name="T27">identidad</text:span><text:span text:style-name="T29"> </text:span><text:span text:style-name="T27">Nº</text:span><text:span text:style-name="T29"> 16314821 </text:span><text:span text:style-name="T27">en</text:span><text:span text:style-name="T29"> </text:span><text:span text:style-name="T27">su</text:span><text:span text:style-name="T29"> </text:span><text:span text:style-name="T27">condición</text:span><text:span text:style-name="T29"> </text:span><text:span text:style-name="T27">de</text:span><text:span text:style-name="T29"> </text:span><text:span text:style-name="T27">Director</text:span><text:span text:style-name="T29"> </text:span><text:span text:style-name="T27">de</text:span><text:span text:style-name="T29"> </text:span><text:span text:style-name="T27">Administración</text:span><text:span text:style-name="T29"> </text:span><text:span text:style-name="T27">según</text:span><text:span text:style-name="T29"> </text:span><text:span text:style-name="T27">consta</text:span><text:span text:style-name="T29"> </text:span><text:span text:style-name="T27">en</text:span><text:span text:style-name="T29"> </text:span><text:span text:style-name="T27">la</text:span><text:span text:style-name="T29"> </text:span><text:span text:style-name="T27">Resolución</text:span><text:span text:style-name="T29"> </text:span><text:span text:style-name="T27">Nº</text:span><text:span text:style-name="T29"> 000/0000 </text:span><text:span text:style-name="T27">del</text:span><text:span text:style-name="T29"> 00 </text:span><text:span text:style-name="T27">de</text:span><text:span text:style-name="T29"> xxxxx </text:span><text:span text:style-name="T27">de</text:span><text:span text:style-name="T29"> 0000</text:span><text:span text:style-name="T27">,</text:span><text:span text:style-name="T29"> </text:span><text:span text:style-name="T27">publicada</text:span><text:span text:style-name="T29"> </text:span><text:span text:style-name="T27">en</text:span><text:span text:style-name="T29"> </text:span><text:span text:style-name="T27">Gaceta</text:span><text:span text:style-name="T29"> </text:span><text:span text:style-name="T27">Oficial</text:span><text:span text:style-name="T29"> </text:span><text:span text:style-name="T27">del</text:span><text:span text:style-name="T29"> Estado Sucre N° ... de fecha 00 de xxxxx de 0000 y </text:span><text:span text:style-name="T37">VICTOR HUGO VELÃSQUEZ SUCRE</text:span><text:span text:style-name="T36"> <text:s/></text:span><text:span text:style-name="T29">titular <text:s/>de <text:s/>la cédula de identidad Nº 16995847 en su condición de ASISTENTE ADMINISTRATIVO V según consta en Resolución Nº ... de fecha 00/00/0000, de esta Contraloría del Estado Sucre, proceden a dejar constancia del </text:span><text:span text:style-name="T36">INICIO DE LA CONSULTA DE PRECIOS</text:span><text:span text:style-name="T29"> </text:span><text:span text:style-name="T36">Nº </text:span><text:span text:style-name="T29"><text:s/>para la adquisición de:</text:span></text:p>
      <text:p text:style-name="P34"><text:tab/></text:p>
      <text:p text:style-name="P35"/>
      <text:p text:style-name="P37"><text:span text:style-name="T11"><text:s/><text:tab/></text:span><text:span text:style-name="T7">Para</text:span><text:span text:style-name="T9"> </text:span><text:span text:style-name="T7">la</text:span><text:span text:style-name="T9"> </text:span><text:span text:style-name="T7">precalificación,</text:span><text:span text:style-name="T9"> </text:span><text:span text:style-name="T7">se</text:span><text:span text:style-name="T9"> </text:span><text:span text:style-name="T7">consultó</text:span><text:span text:style-name="T9"> </text:span><text:span text:style-name="T7">la</text:span><text:span text:style-name="T9"> </text:span><text:span text:style-name="T7">base</text:span><text:span text:style-name="T9"> </text:span><text:span text:style-name="T7">del</text:span><text:span text:style-name="T9"> </text:span><text:span text:style-name="T7">Registro</text:span><text:span text:style-name="T9"> </text:span><text:span text:style-name="T7">Nacional</text:span><text:span text:style-name="T9"> </text:span><text:span text:style-name="T7">de</text:span><text:span text:style-name="T9"> </text:span><text:span text:style-name="T7">Contratista,</text:span><text:span text:style-name="T9"> </text:span><text:span text:style-name="T7">para</text:span><text:span text:style-name="T9"> </text:span><text:span text:style-name="T7">la</text:span><text:span text:style-name="T9"> </text:span><text:span text:style-name="T7">obtención</text:span><text:span text:style-name="T9"> </text:span><text:span text:style-name="T7">y</text:span><text:span text:style-name="T9"> </text:span><text:span text:style-name="T7">verificación</text:span><text:span text:style-name="T9"> </text:span><text:span text:style-name="T7">de</text:span><text:span text:style-name="T9"> </text:span><text:span text:style-name="T7">las</text:span><text:span text:style-name="T9"> </text:span><text:span text:style-name="T7">empresas</text:span><text:span text:style-name="T9"> </text:span><text:span text:style-name="T7">dedicadas</text:span><text:span text:style-name="T9"> </text:span><text:span text:style-name="T7">a</text:span><text:span text:style-name="T9"> </text:span><text:span text:style-name="T7">la</text:span><text:span text:style-name="T9"> </text:span><text:span text:style-name="T7">actividad</text:span><text:span text:style-name="T9"> </text:span><text:span text:style-name="T7">comercial</text:span><text:span text:style-name="T9"> de </text:span><text:span text:style-name="T9">c</text:span><text:span text:style-name="T2">ompra, venta y distribución al mayor y al detal de todas clases de materiales eléctricos, de ferretería, para la construcción y en general toda clases de bienes relacionados con dicho ramo y similares</text:span><text:span text:style-name="T12">. A</text:span><text:span text:style-name="T7">sí mismo se verificó sus</text:span><text:span text:style-name="T9"> </text:span><text:span text:style-name="T7">niveles</text:span><text:span text:style-name="T9"> </text:span><text:span text:style-name="T7">estimados</text:span><text:span text:style-name="T9"> </text:span><text:span text:style-name="T7">de</text:span><text:span text:style-name="T9"> </text:span><text:span text:style-name="T7">contratación</text:span><text:span text:style-name="T9"> </text:span><text:span text:style-name="T7">y</text:span><text:span text:style-name="T9"> </text:span><text:span text:style-name="T7">calificaciones</text:span><text:span text:style-name="T9"> </text:span><text:span text:style-name="T7">financieras,</text:span><text:span text:style-name="T9"> </text:span><text:span text:style-name="T7">obteniendo</text:span><text:span text:style-name="T9"> </text:span><text:span text:style-name="T7">como</text:span><text:span text:style-name="T9"> </text:span><text:span text:style-name="T7">resultado</text:span><text:span text:style-name="T9"> </text:span><text:span text:style-name="T9">....</text:span><text:span text:style-name="T9"> </text:span><text:span text:style-name="T7">empresas se encuentran registrada en</text:span><text:span text:style-name="T9"> </text:span><text:span text:style-name="T7">el</text:span><text:span text:style-name="T9"> </text:span><text:span text:style-name="T7">Registro Nacional de Contratista, </text:span><text:span text:style-name="T9">no obstante la <text:s/>adquisición de los productos se </text:span><text:span text:style-name="T7">ajusta</text:span><text:span text:style-name="T9"> </text:span><text:span text:style-name="T7">a</text:span><text:span text:style-name="T9"> </text:span><text:span text:style-name="T7">lo</text:span><text:span text:style-name="T9"> </text:span><text:span text:style-name="T7">establecido</text:span><text:span text:style-name="T9"> </text:span><text:span text:style-name="T7">en</text:span><text:span text:style-name="T9"> </text:span><text:span text:style-name="T7">el</text:span><text:span text:style-name="T9"> </text:span><text:span text:style-name="T7">Artículo </text:span><text:span text:style-name="T11"><text:s/></text:span><text:span text:style-name="T7">N° 29</text:span><text:span text:style-name="T9"> </text:span><text:span text:style-name="T7">de</text:span><text:span text:style-name="T9"> </text:span><text:span text:style-name="T7">la</text:span><text:span text:style-name="T9"> </text:span><text:span text:style-name="T7">Ley</text:span><text:span text:style-name="T9"> </text:span><text:span text:style-name="T7">de</text:span><text:span text:style-name="T9"> </text:span><text:span text:style-name="T7">Contrataciones</text:span><text:span text:style-name="T9"> </text:span><text:span text:style-name="T7">Publicas,</text:span><text:span text:style-name="T9"> se </text:span><text:span text:style-name="T7">refiere</text:span><text:span text:style-name="T9"> </text:span><text:span text:style-name="T7">a</text:span><text:span text:style-name="T9"> </text:span><text:span text:style-name="T7">la</text:span><text:span text:style-name="T9"> </text:span><text:span text:style-name="T7">obligación</text:span><text:span text:style-name="T9"> </text:span><text:span text:style-name="T7">de</text:span><text:span text:style-name="T9"> </text:span><text:span text:style-name="T7">inscripción</text:span><text:span text:style-name="T9"> </text:span><text:span text:style-name="T7">de</text:span><text:span text:style-name="T9"> </text:span><text:span text:style-name="T7">los</text:span><text:span text:style-name="T9"> </text:span><text:span text:style-name="T7">proveedores</text:span><text:span text:style-name="T9"> </text:span><text:span text:style-name="T7">en</text:span><text:span text:style-name="T9"> </text:span><text:span text:style-name="T7">el</text:span><text:span text:style-name="T9"> </text:span><text:span text:style-name="T7">citado</text:span><text:span text:style-name="T9"> </text:span><text:span text:style-name="T7">Registro.</text:span><text:span text:style-name="T9"> </text:span><text:span text:style-name="T7">Todo</text:span><text:span text:style-name="T9"> </text:span><text:span text:style-name="T7">ello</text:span><text:span text:style-name="T9"> </text:span><text:span text:style-name="T7">concatenado</text:span><text:span text:style-name="T9"> <text:s/>con </text:span><text:span text:style-name="T7">lo</text:span><text:span text:style-name="T9"> </text:span><text:span text:style-name="T7">dispuesto</text:span><text:span text:style-name="T9"> </text:span><text:span text:style-name="T7">en</text:span><text:span text:style-name="T9"> </text:span><text:span text:style-name="T7">el</text:span><text:span text:style-name="T9"> A</text:span><text:span text:style-name="T7">rtículo</text:span><text:span text:style-name="T9"> N° </text:span><text:span text:style-name="T7">85</text:span><text:span text:style-name="T9"> </text:span><text:span text:style-name="T7">del</text:span><text:span text:style-name="T9"> </text:span><text:span text:style-name="T7">Reglamento</text:span><text:span text:style-name="T9"> de la Ley de Contrataciones Públicas que </text:span><text:span text:style-name="T7">establece</text:span><text:span text:style-name="T9"> cuales son </text:span><text:span text:style-name="T7">los</text:span><text:span text:style-name="T9"> </text:span><text:span text:style-name="T7">limites</text:span><text:span text:style-name="T9"> </text:span><text:span text:style-name="T7">para</text:span><text:span text:style-name="T9"> </text:span><text:span text:style-name="T7">contrataciones</text:span><text:span text:style-name="T9"> de </text:span><text:span text:style-name="T7">empresas</text:span><text:span text:style-name="T9"> </text:span><text:span text:style-name="T7">no</text:span><text:span text:style-name="T9"> </text:span><text:span text:style-name="T7">inscritas.</text:span><text:span text:style-name="T9"> </text:span></text:p>
      <text:p text:style-name="P26"><text:span text:style-name="T7">En</text:span><text:span text:style-name="T9"> </text:span><text:span text:style-name="T7">consecuencia</text:span><text:span text:style-name="T9"> </text:span><text:span text:style-name="T7">se</text:span><text:span text:style-name="T9"> </text:span><text:span text:style-name="T7">invitaran</text:span><text:span text:style-name="T9"> </text:span><text:span text:style-name="T7">a</text:span><text:span text:style-name="T9"> </text:span><text:span text:style-name="T7">las</text:span><text:span text:style-name="T9"> </text:span><text:span text:style-name="T7">sociedades</text:span><text:span text:style-name="T9"> </text:span><text:span text:style-name="T7">mercantiles</text:span><text:span text:style-name="T9"> </text:span><text:span text:style-name="T7">mencionadas</text:span><text:span text:style-name="T9"> </text:span><text:span text:style-name="T7">a</text:span><text:span text:style-name="T9"> </text:span><text:span text:style-name="T7">continuación:</text:span><text:span text:style-name="T9"> </text:span></text:p>
      <text:p text:style-name="P10"/>
      <text:p text:style-name="P27"/>
      <text:p text:style-name="P37"><text:soft-page-break/><text:span text:style-name="T7">Finalmente,</text:span><text:span text:style-name="T9"> </text:span><text:span text:style-name="T7">es</text:span><text:span text:style-name="T9"> </text:span><text:span text:style-name="T7">importante</text:span><text:span text:style-name="T9"> </text:span><text:span text:style-name="T7">señalar</text:span><text:span text:style-name="T9"> </text:span><text:span text:style-name="T7">que</text:span><text:span text:style-name="T9"> </text:span><text:span text:style-name="T7">para</text:span><text:span text:style-name="T9"> </text:span><text:span text:style-name="T7">el</text:span><text:span text:style-name="T9"> </text:span><text:span text:style-name="T7">desarrollo</text:span><text:span text:style-name="T9"> </text:span><text:span text:style-name="T7">de</text:span><text:span text:style-name="T9"> </text:span><text:span text:style-name="T7">la</text:span><text:span text:style-name="T9"> </text:span><text:span text:style-name="T4">CONSULTA</text:span><text:span text:style-name="T6"> </text:span><text:span text:style-name="T4">DE</text:span><text:span text:style-name="T6"> </text:span><text:span text:style-name="T4">PRECIOS</text:span><text:span text:style-name="T7">,</text:span><text:span text:style-name="T9"> </text:span><text:span text:style-name="T7">se</text:span><text:span text:style-name="T9"> </text:span><text:span text:style-name="T7">tiene</text:span><text:span text:style-name="T9"> </text:span><text:span text:style-name="T7">previsto</text:span><text:span text:style-name="T9"> </text:span><text:span text:style-name="T7">el</text:span><text:span text:style-name="T9"> </text:span><text:span text:style-name="T7">cronograma</text:span><text:span text:style-name="T9"> </text:span><text:span text:style-name="T7">de</text:span><text:span text:style-name="T9"> </text:span><text:span text:style-name="T7">ejecución</text:span><text:span text:style-name="T9"> </text:span><text:span text:style-name="T7">que</text:span><text:span text:style-name="T9"> </text:span><text:span text:style-name="T7">se</text:span><text:span text:style-name="T9"> </text:span><text:span text:style-name="T7">describe</text:span><text:span text:style-name="T9"> </text:span><text:span text:style-name="T7">a</text:span><text:span text:style-name="T9"> </text:span><text:span text:style-name="T7">continuación:</text:span></text:p>
      <text:p text:style-name="P36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0"><text:span text:style-name="T4">CRONOGRAMA</text:span><text:span text:style-name="T6"> </text:span><text:span text:style-name="T4">DE</text:span><text:span text:style-name="T6"> </text:span><text:span text:style-name="T4">EJECUCIÓN</text:span></text:p>
          </table:table-cell>
          <table:covered-table-cell/>
        </table:table-row>
        <table:table-row table:style-name="Tabla1.1">
          <table:table-cell table:style-name="Tabla1.A9" office:value-type="string">
            <text:p text:style-name="P13">FASES</text:p>
          </table:table-cell>
          <table:table-cell table:style-name="Tabla1.B9" office:value-type="string">
            <text:p text:style-name="P13">LAPSO</text:p>
          </table:table-cell>
        </table:table-row>
        <table:table-row table:style-name="Tabla1.1">
          <table:table-cell table:style-name="Tabla1.A9" office:value-type="string">
            <text:p text:style-name="P17"><text:span text:style-name="T7">Solicitud</text:span><text:span text:style-name="T9"> </text:span><text:span text:style-name="T7">de</text:span><text:span text:style-name="T9"> </text:span><text:span text:style-name="T7">Cotizaciones</text:span></text:p>
          </table:table-cell>
          <table:table-cell table:style-name="Tabla1.B9" office:value-type="string">
            <text:p text:style-name="P14"><text:s/>…..</text:p>
          </table:table-cell>
        </table:table-row>
        <table:table-row table:style-name="Tabla1.1">
          <table:table-cell table:style-name="Tabla1.A9" office:value-type="string">
            <text:p text:style-name="P17"><text:span text:style-name="T11">Recepción</text:span><text:span text:style-name="T9"> </text:span><text:span text:style-name="T11">de</text:span><text:span text:style-name="T9"> </text:span><text:span text:style-name="T11">Ofertas.</text:span></text:p>
          </table:table-cell>
          <table:table-cell table:style-name="Tabla1.B9" office:value-type="string">
            <text:p text:style-name="P19"><text:span text:style-name="T11"><text:s/>(3</text:span><text:span text:style-name="T9"> </text:span><text:span text:style-name="T11">días</text:span><text:span text:style-name="T9"> </text:span><text:span text:style-name="T11">hábiles)</text:span><text:span text:style-name="T9"> </text:span><text:span text:style-name="T11">Art.</text:span><text:span text:style-name="T9"> </text:span><text:span text:style-name="T11">45,</text:span><text:span text:style-name="T9"> </text:span><text:span text:style-name="T11">numeral</text:span><text:span text:style-name="T9"> </text:span><text:span text:style-name="T11">4</text:span><text:span text:style-name="T9"> </text:span><text:span text:style-name="T11">LCP </text:span></text:p>
          </table:table-cell>
        </table:table-row>
        <table:table-row table:style-name="Tabla1.1">
          <table:table-cell table:style-name="Tabla1.A9" office:value-type="string">
            <text:p text:style-name="P15">Aclaratorias</text:p>
          </table:table-cell>
          <table:table-cell table:style-name="Tabla1.B9" office:value-type="string">
            <text:p text:style-name="P19"><text:span text:style-name="T7">(1</text:span><text:span text:style-name="T9"> </text:span><text:span text:style-name="T7">día</text:span><text:span text:style-name="T9"> </text:span><text:span text:style-name="T7">hábil)</text:span><text:span text:style-name="T9"> </text:span><text:span text:style-name="T7">Art.</text:span><text:span text:style-name="T9"> </text:span><text:span text:style-name="T7">48</text:span><text:span text:style-name="T9"> </text:span><text:span text:style-name="T7">LCP</text:span></text:p>
          </table:table-cell>
        </table:table-row>
        <table:table-row table:style-name="Tabla1.1">
          <table:table-cell table:style-name="Tabla1.A9" office:value-type="string">
            <text:p text:style-name="P17"><text:span text:style-name="T7">Examen</text:span><text:span text:style-name="T9"> </text:span><text:span text:style-name="T7">de</text:span><text:span text:style-name="T9"> </text:span><text:span text:style-name="T7">las</text:span><text:span text:style-name="T9"> </text:span><text:span text:style-name="T7">Ofertas</text:span><text:span text:style-name="T9"> </text:span><text:span text:style-name="T7">y</text:span><text:span text:style-name="T9"> </text:span><text:span text:style-name="T7">presentación</text:span><text:span text:style-name="T9"> </text:span><text:span text:style-name="T7">del</text:span><text:span text:style-name="T9"> </text:span><text:span text:style-name="T7">Informe</text:span><text:span text:style-name="T9"> </text:span><text:span text:style-name="T7">de</text:span><text:span text:style-name="T9"> </text:span><text:span text:style-name="T7">Recomendación</text:span></text:p>
          </table:table-cell>
          <table:table-cell table:style-name="Tabla1.B9" office:value-type="string">
            <text:p text:style-name="P19"><text:span text:style-name="T7">Dentro</text:span><text:span text:style-name="T9"> </text:span><text:span text:style-name="T7">de</text:span><text:span text:style-name="T9"> </text:span><text:span text:style-name="T7">los</text:span><text:span text:style-name="T9"> </text:span><text:span text:style-name="T7">tres</text:span><text:span text:style-name="T9"> </text:span><text:span text:style-name="T7">(3)</text:span><text:span text:style-name="T9"> </text:span><text:span text:style-name="T7">días</text:span><text:span text:style-name="T9"> </text:span><text:span text:style-name="T7">hábiles</text:span><text:span text:style-name="T9"> </text:span><text:span text:style-name="T7">siguientes</text:span><text:span text:style-name="T9"> </text:span><text:span text:style-name="T7">a</text:span><text:span text:style-name="T9"> </text:span><text:span text:style-name="T7">la</text:span><text:span text:style-name="T9"> </text:span><text:span text:style-name="T7">recepción</text:span><text:span text:style-name="T9"> </text:span><text:span text:style-name="T7">de</text:span><text:span text:style-name="T9"> </text:span><text:span text:style-name="T7">las</text:span><text:span text:style-name="T9"> </text:span><text:span text:style-name="T7">Ofertas (Art.</text:span><text:span text:style-name="T9"> </text:span><text:span text:style-name="T7">97</text:span><text:span text:style-name="T9"> </text:span><text:span text:style-name="T7">RLCP</text:span></text:p>
          </table:table-cell>
        </table:table-row>
        <table:table-row table:style-name="Tabla1.1">
          <table:table-cell table:style-name="Tabla1.A9" office:value-type="string">
            <text:p text:style-name="P15">Adjudicación</text:p>
          </table:table-cell>
          <table:table-cell table:style-name="Tabla1.B9" office:value-type="string">
            <text:p text:style-name="P19"><text:span text:style-name="T7">Dentro</text:span><text:span text:style-name="T9"> </text:span><text:span text:style-name="T7">de</text:span><text:span text:style-name="T9"> </text:span><text:span text:style-name="T7">los</text:span><text:span text:style-name="T9"> </text:span><text:span text:style-name="T7">tres</text:span><text:span text:style-name="T9"> </text:span><text:span text:style-name="T7">(3)</text:span><text:span text:style-name="T9"> </text:span><text:span text:style-name="T7">días</text:span><text:span text:style-name="T9"> </text:span><text:span text:style-name="T7">hábiles</text:span><text:span text:style-name="T9"> </text:span><text:span text:style-name="T7">siguientes</text:span><text:span text:style-name="T9"> </text:span><text:span text:style-name="T7">a</text:span><text:span text:style-name="T9"> </text:span><text:span text:style-name="T7">la</text:span><text:span text:style-name="T9"> </text:span><text:span text:style-name="T7">recepción</text:span><text:span text:style-name="T9"> </text:span><text:span text:style-name="T7">del</text:span><text:span text:style-name="T9"> </text:span><text:span text:style-name="T7">Informe</text:span><text:span text:style-name="T9"> </text:span><text:span text:style-name="T7">de</text:span><text:span text:style-name="T9"> </text:span><text:span text:style-name="T7">Recomendación</text:span><text:span text:style-name="T9"> </text:span></text:p>
            <text:p text:style-name="P18"><text:span text:style-name="T7">(Art.</text:span><text:span text:style-name="T9"> </text:span><text:span text:style-name="T7">84</text:span><text:span text:style-name="T9"> </text:span><text:span text:style-name="T7">LCP)</text:span></text:p>
          </table:table-cell>
        </table:table-row>
        <table:table-row table:style-name="Tabla1.1">
          <table:table-cell table:style-name="Tabla1.A9" office:value-type="string">
            <text:p text:style-name="P17"><text:span text:style-name="T7">Notificación</text:span><text:span text:style-name="T9"> </text:span><text:span text:style-name="T7">de</text:span><text:span text:style-name="T9"> </text:span><text:span text:style-name="T7">la</text:span><text:span text:style-name="T9"> </text:span><text:span text:style-name="T7">Adjudicación</text:span><text:span text:style-name="T9"> </text:span><text:span text:style-name="T7">o</text:span><text:span text:style-name="T9"> </text:span><text:span text:style-name="T7">Declaratoria</text:span><text:span text:style-name="T9"> </text:span><text:span text:style-name="T7">Desierta</text:span><text:span text:style-name="T9"> </text:span><text:span text:style-name="T7">de</text:span><text:span text:style-name="T9"> </text:span><text:span text:style-name="T7">la</text:span><text:span text:style-name="T9"> </text:span><text:span text:style-name="T7">consulta</text:span><text:span text:style-name="T9"> </text:span><text:span text:style-name="T7">de</text:span><text:span text:style-name="T9"> </text:span><text:span text:style-name="T7">precios.</text:span></text:p>
          </table:table-cell>
          <table:table-cell table:style-name="Tabla1.B9" office:value-type="string">
            <text:p text:style-name="P19"><text:span text:style-name="T7">Dentro</text:span><text:span text:style-name="T9"> </text:span><text:span text:style-name="T7">de</text:span><text:span text:style-name="T9"> </text:span><text:span text:style-name="T7">los</text:span><text:span text:style-name="T9"> </text:span><text:span text:style-name="T7">dos</text:span><text:span text:style-name="T9"> </text:span><text:span text:style-name="T7">(2)</text:span><text:span text:style-name="T9"> </text:span><text:span text:style-name="T7">días</text:span><text:span text:style-name="T9"> </text:span><text:span text:style-name="T7">hábiles</text:span><text:span text:style-name="T9"> </text:span><text:span text:style-name="T7">siguientes</text:span><text:span text:style-name="T9"> </text:span><text:span text:style-name="T7">a</text:span><text:span text:style-name="T9"> </text:span><text:span text:style-name="T7">la</text:span><text:span text:style-name="T9"> </text:span><text:span text:style-name="T7">Adjudicación</text:span></text:p>
            <text:p text:style-name="P18"><text:span text:style-name="T7">(Art.</text:span><text:span text:style-name="T9"> </text:span><text:span text:style-name="T7">126</text:span><text:span text:style-name="T9"> </text:span><text:span text:style-name="T7">RLCP)</text:span></text:p>
            <text:p text:style-name="P16"/>
          </table:table-cell>
        </table:table-row>
        <table:table-row table:style-name="Tabla1.1">
          <table:table-cell table:style-name="Tabla1.A9" office:value-type="string">
            <text:p text:style-name="P17"><text:span text:style-name="T7">Firma</text:span><text:span text:style-name="T9"> </text:span><text:span text:style-name="T7">de</text:span><text:span text:style-name="T9"> </text:span><text:span text:style-name="T7">la</text:span><text:span text:style-name="T9"> </text:span><text:span text:style-name="T7">Orden</text:span><text:span text:style-name="T9"> </text:span><text:span text:style-name="T7">de</text:span><text:span text:style-name="T9"> Servicio</text:span></text:p>
          </table:table-cell>
          <table:table-cell table:style-name="Tabla1.B9" office:value-type="string">
            <text:p text:style-name="P19"><text:span text:style-name="T7">Dentro</text:span><text:span text:style-name="T9"> </text:span><text:span text:style-name="T7">de</text:span><text:span text:style-name="T9"> </text:span><text:span text:style-name="T7">los</text:span><text:span text:style-name="T9"> </text:span><text:span text:style-name="T7">ocho</text:span><text:span text:style-name="T9"> </text:span><text:span text:style-name="T7">(8)</text:span><text:span text:style-name="T9"> </text:span><text:span text:style-name="T7">días</text:span><text:span text:style-name="T9"> </text:span><text:span text:style-name="T7">hábiles</text:span><text:span text:style-name="T9"> </text:span><text:span text:style-name="T7">siguientes</text:span><text:span text:style-name="T9"> </text:span><text:span text:style-name="T7">a</text:span><text:span text:style-name="T9"> </text:span><text:span text:style-name="T7">la</text:span><text:span text:style-name="T9"> </text:span><text:span text:style-name="T7">notificación</text:span><text:span text:style-name="T9"> </text:span><text:span text:style-name="T7">de</text:span><text:span text:style-name="T9"> </text:span><text:span text:style-name="T7">la</text:span><text:span text:style-name="T9"> </text:span><text:span text:style-name="T7">Adjudicación</text:span></text:p>
            <text:p text:style-name="P18"><text:span text:style-name="T7">(Art.</text:span><text:span text:style-name="T9"> </text:span><text:span text:style-name="T7">94</text:span><text:span text:style-name="T9"> </text:span><text:span text:style-name="T7">LCP)</text:span></text:p>
          </table:table-cell>
        </table:table-row>
      </table:table>
      <text:p text:style-name="P30"/>
      <text:p text:style-name="P31"/>
      <text:p text:style-name="P26"><text:span text:style-name="T8">La</text:span><text:span text:style-name="T10"> </text:span><text:span text:style-name="T8">presente</text:span><text:span text:style-name="T10"> </text:span><text:span text:style-name="T8">acta</text:span><text:span text:style-name="T10"> </text:span><text:span text:style-name="T7">se</text:span><text:span text:style-name="T9"> </text:span><text:span text:style-name="T7">levanta,</text:span><text:span text:style-name="T9"> </text:span><text:span text:style-name="T7">conforme</text:span><text:span text:style-name="T9"> </text:span><text:span text:style-name="T7">a</text:span><text:span text:style-name="T9"> </text:span><text:span text:style-name="T7">lo</text:span><text:span text:style-name="T9"> </text:span><text:span text:style-name="T7">dispuesto</text:span><text:span text:style-name="T9"> </text:span><text:span text:style-name="T7">en</text:span><text:span text:style-name="T9"> </text:span><text:span text:style-name="T7">el</text:span><text:span text:style-name="T9"> </text:span><text:span text:style-name="T7">único</text:span><text:span text:style-name="T9"> </text:span><text:span text:style-name="T7">aparte</text:span><text:span text:style-name="T9"> </text:span><text:span text:style-name="T7">del</text:span><text:span text:style-name="T9"> </text:span><text:span text:style-name="T7">artículo</text:span><text:span text:style-name="T9"> </text:span><text:span text:style-name="T7">68</text:span><text:span text:style-name="T9"> </text:span><text:span text:style-name="T7">de</text:span><text:span text:style-name="T9"> </text:span><text:span text:style-name="T7">la</text:span><text:span text:style-name="T9"> </text:span><text:span text:style-name="T7">Ley</text:span><text:span text:style-name="T9"> </text:span><text:span text:style-name="T7">de</text:span><text:span text:style-name="T9"> </text:span><text:span text:style-name="T7">Contrataciones</text:span><text:span text:style-name="T9"> </text:span><text:span text:style-name="T7">Públicas,</text:span><text:span text:style-name="T9"> </text:span><text:span text:style-name="T7">en</text:span><text:span text:style-name="T9"> </text:span><text:span text:style-name="T7">concordancia</text:span><text:span text:style-name="T9"> </text:span><text:span text:style-name="T7">con</text:span><text:span text:style-name="T9"> </text:span><text:span text:style-name="T7">lo</text:span><text:span text:style-name="T9"> </text:span><text:span text:style-name="T7">previsto</text:span><text:span text:style-name="T9"> </text:span><text:span text:style-name="T7">en</text:span><text:span text:style-name="T9"> </text:span><text:span text:style-name="T7">el</text:span><text:span text:style-name="T9"> </text:span><text:span text:style-name="T7">artículo</text:span><text:span text:style-name="T9"> </text:span><text:span text:style-name="T7">107</text:span><text:span text:style-name="T9"> </text:span><text:span text:style-name="T7">del</text:span><text:span text:style-name="T9"> </text:span><text:span text:style-name="T7">Reglamento</text:span><text:span text:style-name="T9"> </text:span><text:span text:style-name="T7">de</text:span><text:span text:style-name="T9"> </text:span><text:span text:style-name="T7">la</text:span><text:span text:style-name="T9"> </text:span><text:span text:style-name="T7">mencionada</text:span><text:span text:style-name="T9"> </text:span><text:span text:style-name="T7">Ley.</text:span><text:span text:style-name="T9"> </text:span></text:p>
      <text:p text:style-name="P29"/>
      <text:p text:style-name="P30"><text:span text:style-name="T7">Es</text:span><text:span text:style-name="T9"> </text:span><text:span text:style-name="T7">todo,</text:span><text:span text:style-name="T9"> </text:span><text:span text:style-name="T7">se</text:span><text:span text:style-name="T9"> </text:span><text:span text:style-name="T7">leyó</text:span><text:span text:style-name="T9"> </text:span><text:span text:style-name="T7">y</text:span><text:span text:style-name="T9"> </text:span><text:span text:style-name="T7">conformes</text:span><text:span text:style-name="T9"> </text:span><text:span text:style-name="T7">firman: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4">Dirección</text:span><text:span text:style-name="T6"> </text:span><text:span text:style-name="T4">de</text:span><text:span text:style-name="T6"> </text:span><text:span text:style-name="T4">Administración</text:span><text:span text:style-name="T6"> </text:span><text:span text:style-name="T4">(Unidad</text:span><text:span text:style-name="T6"> </text:span><text:span text:style-name="T4">Contratante),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7"/>
            <text:p text:style-name="P6"/>
            <text:p text:style-name="P32"><text:span text:style-name="T3">Lic. </text:span><text:span text:style-name="T4">CHRISTIAN RAMÃN HERNÃNDEZ RAMIREZ</text:span></text:p>
            <text:p text:style-name="P32"><text:span text:style-name="T7">Director</text:span><text:span text:style-name="T9"> </text:span><text:span text:style-name="T7">de</text:span><text:span text:style-name="T9"> </text:span><text:span text:style-name="T7">Administración</text:span></text:p>
          </table:table-cell>
          <table:table-cell table:style-name="Tabla2.A1" office:value-type="string">
            <text:p text:style-name="P8"/>
            <text:p text:style-name="P8"/>
            <text:p text:style-name="P8">VICTOR HUGO VELÃSQUEZ SUCRE</text:p>
            <text:p text:style-name="P9">ASISTENTE ADMINISTRATIVO V</text:p>
          </table:table-cell>
        </table:table-row>
      </table:table>
      <text:p text:style-name="P3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language="es" fo:country="ES" style:font-name-complex="Arial" style:font-size-complex="10pt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WW8Num1z0" style:family="text">
      <style:text-properties style:font-name="Symbol" style:font-name-complex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000000"/>
    </style:style>
    <style:style style:name="MP3" style:family="paragraph" style:parent-style-name="Header">
      <style:paragraph-properties fo:text-align="center" style:justify-single-word="false"/>
      <style:text-properties fo:color="#000000" style:font-name="Nimbus Roman No9 L" fo:font-size="11pt" fo:language="en" fo:country="US" fo:font-weight="bold" style:font-size-asian="11pt" style:font-weight-asian="bold" style:font-name-complex="Nimbus Roman No9 L" style:font-size-complex="11pt"/>
    </style:style>
    <style:style style:name="MP4" style:family="paragraph" style:parent-style-name="Header">
      <style:paragraph-properties fo:text-align="center" style:justify-single-word="false"/>
      <style:text-properties fo:color="#000000" style:font-name="Nimbus Roman No9 L" fo:font-size="11pt" fo:language="en" fo:country="US" fo:font-weight="bold" style:font-size-asian="11pt" style:font-weight-asian="bold" style:font-name-complex="Nimbus Roman No9 L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Nimbus Roman No9 L" fo:font-size="11pt" fo:language="en" fo:country="US" style:font-size-asian="11pt" style:font-name-complex="Nimbus Roman No9 L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MP7" style:family="paragraph" style:parent-style-name="Footer">
      <style:paragraph-properties fo:margin-left="0.032cm" fo:margin-right="0cm" fo:line-height="150%" fo:text-align="justify" style:justify-single-word="false" fo:text-indent="0cm" style:auto-text-indent="false">
        <style:tab-stops>
          <style:tab-stop style:position="7.5cm" style:type="center"/>
          <style:tab-stop style:position="14.923cm" style:type="right"/>
        </style:tab-stops>
      </style:paragraph-properties>
    </style:style>
    <style:style style:name="MT1" style:family="text">
      <style:text-properties style:font-name="Nimbus Roman No9 L" fo:font-size="12pt" fo:font-weight="bold" style:font-name-asian="Nimbus Roman No9 L" style:font-size-asian="12pt" style:font-weight-asian="bold" style:font-name-complex="Nimbus Roman No9 L" style:font-size-complex="12pt"/>
    </style:style>
    <style:style style:name="MT2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MT3" style:family="text">
      <style:text-properties fo:color="#000000"/>
    </style:style>
    <style:style style:name="MT4" style:family="text">
      <style:text-properties fo:color="#000000" style:font-name="Nimbus Roman No9 L1" fo:font-size="11pt" fo:font-weight="bold" style:font-size-asian="11pt" style:font-weight-asian="bold" style:font-size-complex="11pt" style:font-weight-complex="bold"/>
    </style:style>
    <style:style style:name="MT5" style:family="text">
      <style:text-properties style:font-name="Nimbus Roman No9 L" fo:font-size="11pt" fo:font-weight="bold" style:font-size-asian="11pt" style:font-weight-asian="bold" style:font-name-complex="Nimbus Roman No9 L" style:font-size-complex="11pt"/>
    </style:style>
    <style:style style:name="MT6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/>
    </style:style>
    <style:style style:name="MT7" style:family="text">
      <style:text-properties style:font-name="Nimbus Roman No9 L" fo:font-size="7pt" style:font-size-asian="7pt" style:font-name-complex="Nimbus Roman No9 L" style:font-size-complex="7pt"/>
    </style:style>
    <style:style style:name="MT8" style:family="text">
      <style:text-properties style:font-name="Nimbus Roman No9 L" fo:font-size="9pt" fo:background-color="#ffffff" style:font-size-asian="9pt" style:font-name-complex="Nimbus Roman No9 L" style:font-size-complex="9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26cm" fo:margin-bottom="2.926cm" fo:margin-left="3.863cm" fo:margin-right="2.71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64cm" fo:margin-left="0cm" fo:margin-right="0cm" fo:margin-bottom="1.665cm" style:dynamic-spacing="true"/>
      </style:header-style>
      <style:footer-style>
        <style:header-footer-properties fo:min-height="1.162cm" fo:margin-left="0cm" fo:margin-right="0cm" fo:margin-top="1.0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9cm" fo:margin-bottom="4.089cm" fo:margin-left="3.863cm" fo:margin-right="2.718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"/></text:span><draw:frame draw:style-name="Mfr1" draw:name="gráficos1" text:anchor-type="char" svg:x="0.108cm" svg:y="0.143cm" svg:width="2.286cm" svg:height="2.071cm" draw:z-index="1"><draw:image xlink:href="Pictures/10000000000002210000016F266231DA.jpg" xlink:type="simple" xlink:show="embed" xlink:actuate="onLoad"/></draw:frame><text:span text:style-name="MT2">REPÚBLICA</text:span><text:span text:style-name="MT3"> </text:span><text:span text:style-name="MT4">BOLIVARIANA DE VENEZUELA</text:span><draw:frame draw:style-name="Mfr2" draw:name="gráficos2" text:anchor-type="char" svg:x="12.132cm" svg:y="0.085cm" svg:width="2.201cm" svg:height="2.138cm" draw:z-index="3"><draw:image xlink:href="Pictures/10000000000001B5000001CADA8A1581.jpg" xlink:type="simple" xlink:show="embed" xlink:actuate="onLoad"/></draw:frame></text:p>
        <text:p text:style-name="MP2"><text:span text:style-name="MT5">C</text:span><text:span text:style-name="MT6">ONTRALORÍA DEL ESTADO SUCRE </text:span></text:p>
        <text:p text:style-name="MP3">DIRECCIÓN DE ADMINISTRACIÓN</text:p>
        <text:p text:style-name="MP4">DIVISIÓN DE COMPRA Y SUMINISTROS</text:p>
        <text:p text:style-name="MP5"/>
        <text:p text:style-name="MP6"/>
      </style:header>
      <style:footer>
        <text:p text:style-name="MP7"><text:span text:style-name="Page_20_Number"><text:span text:style-name="MT7">Dirección: Avenida Arismendi, Edificio Palacio Legislativo, Cumaná, Edo. Sucre Teléfonos: (0293) 4320708 <text:s text:c="5"/>4323658. Directo: Tele Fax 4323447 Correo Electrónico: </text:span></text:span><text:a xlink:type="simple" xlink:href="mailto:despacho@cgesucre.gob.ve"><text:span text:style-name="Internet_20_link"><text:span text:style-name="MT7">despacho@cgesucre.gob.ve</text:span></text:span></text:a><text:span text:style-name="Page_20_Number"><text:span text:style-name="MT7"> <text:s text:c="127"/></text:span></text:span><text:span text:style-name="Page_20_Number"><text:span text:style-name="MT8"><text:s text:c="42"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º DC-2008-423</dc:title>
    <meta:initial-creator>agrillo</meta:initial-creator>
    <meta:creation-date>2011-03-09T20:19:00</meta:creation-date>
    <dc:creator>christian </dc:creator>
    <dc:date>2013-03-18T14:05:20</dc:date>
    <meta:print-date>2012-08-30T11:47:00</meta:print-date>
    <meta:editing-cycles>43</meta:editing-cycles>
    <meta:editing-duration>P24DT5H23M2S</meta:editing-duration>
    <meta:generator>LibreOffice/3.5$Linux_x86 LibreOffice_project/350m1$Build-2</meta:generator>
    <meta:document-statistic meta:table-count="2" meta:image-count="2" meta:object-count="0" meta:page-count="2" meta:paragraph-count="38" meta:word-count="560" meta:character-count="3664" meta:non-whitespace-character-count="2957"/>
  </office:meta>
</office:document-meta>
</file>